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p text:style-name="T5">Nom du patient : </text:p><text:p text:style-name="T3">LASTNAME</text:p><text:p text:style-name="T6"><text:tab/></text:p><text:p text:style-name="T5">Prénom : </text:p><text:p text:style-name="T3">FIRSTNAME</text:p></text:p>
      <text:p text:style-name="P1"><text:p text:style-name="T5">Date de naissance : </text:p><text:p text:style-name="T3">BIRTHDATE</text:p></text:p>
      <text:p text:style-name="P4"/>
      <text:p text:style-name="P15"><text:p text:style-name="T5">Date de demande de l'examen : <text:p text:style-name="T3">11 Février 2017</text:p></text:p></text:p>
      <text:p text:style-name="P15"><text:p text:style-name="T5">Nom du prescripteur : <text:tab/></text:p></text:p>
      <text:p text:style-name="P15"><text:p text:style-name="T5">Nom du service prescripteur de l'examen : <text:tab/></text:p></text:p>
      <text:p text:style-name="Heading_20_2"/>
      <text:p text:style-name="Heading_20_2">Numération formule sanguine</text:p>
      <text:list text:style-name="L1">
        <text:list-item>
          <text:p text:style-name="P16">Hématie : <text:tab/></text:p>
        </text:list-item>
      </text:list>
      <text:list text:style-name="L1">
        <text:list-item>
          <text:p text:style-name="P16">Hémoglobi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